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SANTOS NORA CRISANTO RAYMUN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U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JUAREZ CARMEN, CALIXT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CHIROQUE INGA, JUAN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5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30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1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4:19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